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stroke="solid" svg:stroke-width="0.1cm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="" draw:marker-start-width="0.35cm" draw:marker-end="Arrowheads_20_1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marker-start="Arrowheads_20_1" draw:marker-end="" draw:fill="none" draw:textarea-vertical-align="middle"/>
    </style:style>
    <style:style style:name="gr6" style:family="graphic" style:parent-style-name="objectwithoutfill">
      <style:graphic-properties draw:marker-end="Arrowheads_20_1" draw:fill="none" draw:textarea-vertical-align="middle"/>
    </style:style>
    <style:style style:name="gr7" style:family="graphic" style:parent-style-name="standard">
      <style:graphic-properties svg:stroke-width="0.1cm" svg:stroke-color="#00008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width="0.1cm" svg:stroke-color="#00000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stroke="solid" draw:stroke-dash="Fine_20_Dashed" svg:stroke-width="0.1cm" svg:stroke-color="#000000" draw:marker-start-width="0.35cm" draw:marker-end-width="0.35cm" draw:fill="hatch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11" style:family="graphic" style:parent-style-name="standard">
      <style:graphic-properties svg:stroke-width="0.1cm" svg:stroke-color="#000000" draw:marker-start-width="0.35cm" draw:marker-end-width="0.35cm" draw:fill="hatch" draw:fill-hatch-name="Black_20_45_20_Degrees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standard">
      <style:graphic-properties svg:stroke-width="0.1cm" svg:stroke-color="#000000" draw:marker-start-width="0.35cm" draw:marker-end-width="0.35cm" draw:fill="solid" draw:fill-color="#e6e6e6" draw:textarea-horizontal-align="justify" draw:textarea-vertical-align="middle" draw:auto-grow-height="fals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65cm" fo:min-width="2.018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6pt" fo:font-weight="bold" style:font-size-asian="26pt" style:font-weight-asian="bold" style:font-size-complex="26pt" style:font-weight-complex="bold"/>
    </style:style>
    <style:style style:name="P3" style:family="paragraph"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24pt" style:font-size-asian="24pt" style:font-size-complex="24pt"/>
    </style:style>
    <style:style style:name="T1" style:family="text">
      <style:text-properties style:text-position="super 60%"/>
    </style:style>
    <style:style style:name="T2" style:family="text">
      <style:text-properties style:text-position="sub 8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line draw:style-name="gr1" draw:text-style-name="P1" draw:layer="layout" svg:x1="2.1cm" svg:y1="19.6cm" svg:x2="2.1cm" svg:y2="1.2cm">
          <text:p/>
        </draw:line>
        <draw:line draw:style-name="gr2" draw:text-style-name="P1" draw:layer="layout" svg:x1="2.1cm" svg:y1="19.6cm" svg:x2="23.3cm" svg:y2="19.6cm">
          <text:p/>
        </draw:line>
        <draw:frame draw:style-name="gr3" draw:text-style-name="P2" draw:layer="layout" svg:width="1.298cm" svg:height="1.31cm" svg:x="22.8cm" svg:y="19.6cm">
          <draw:text-box>
            <text:p text:style-name="P2">V<text:span text:style-name="T1">t</text:span></text:p>
          </draw:text-box>
        </draw:frame>
        <draw:frame draw:style-name="gr3" draw:text-style-name="P2" draw:layer="layout" svg:width="1.116cm" svg:height="1.276cm" svg:x="0.684cm" svg:y="1cm">
          <draw:text-box>
            <text:p text:style-name="P2">P</text:p>
          </draw:text-box>
        </draw:frame>
        <draw:line draw:style-name="gr4" draw:text-style-name="P1" draw:layer="layout" svg:x1="5.3cm" svg:y1="4cm" svg:x2="5.3cm" svg:y2="6.899cm">
          <text:p/>
        </draw:line>
        <draw:line draw:style-name="gr5" draw:text-style-name="P1" draw:layer="layout" svg:x1="5.299cm" svg:y1="6.9cm" svg:x2="5.299cm" svg:y2="10.1cm">
          <text:p/>
        </draw:line>
        <draw:line draw:style-name="gr4" draw:text-style-name="P1" draw:layer="layout" svg:x1="14.101cm" svg:y1="11.299cm" svg:x2="14.101cm" svg:y2="14.198cm">
          <text:p/>
        </draw:line>
        <draw:line draw:style-name="gr5" draw:text-style-name="P1" draw:layer="layout" svg:x1="14.1cm" svg:y1="14.199cm" svg:x2="14.1cm" svg:y2="17.399cm">
          <text:p/>
        </draw:line>
        <draw:path draw:style-name="gr6" draw:text-style-name="P1" draw:layer="layout" svg:width="11.203cm" svg:height="2.282cm" draw:transform="skewX (7.28098557370563E-017) rotate (-0.893434044095897) translate (7.07930370091305cm 2.56889172326257cm)" svg:viewBox="0 0 11204 2283" svg:d="m0 2283c5903 0 11204-2283 11204-2283">
          <text:p/>
        </draw:path>
        <draw:path draw:style-name="gr6" draw:text-style-name="P1" draw:layer="layout" svg:width="11.35cm" svg:height="1.371cm" draw:transform="rotate (2.56947372478605) translate (14.0999999703729cm 17.3990000460075cm)" svg:viewBox="0 0 11351 1372" svg:d="m0 0c7017 0 11351 1372 11351 1372">
          <text:p/>
        </draw:path>
        <draw:frame draw:style-name="gr3" draw:text-style-name="P3" draw:layer="layout" svg:width="0.934cm" svg:height="1.119cm" svg:x="4.366cm" svg:y="3.681cm">
          <draw:text-box>
            <text:p text:style-name="P3">1</text:p>
          </draw:text-box>
        </draw:frame>
        <draw:frame draw:style-name="gr3" draw:text-style-name="P3" draw:layer="layout" svg:width="0.934cm" svg:height="1.119cm" svg:x="4.366cm" svg:y="9.482cm">
          <draw:text-box>
            <text:p text:style-name="P3">4</text:p>
          </draw:text-box>
        </draw:frame>
        <draw:frame draw:style-name="gr3" draw:text-style-name="P3" draw:layer="layout" svg:width="0.934cm" svg:height="1.119cm" svg:x="14.166cm" svg:y="10.881cm">
          <draw:text-box>
            <text:p text:style-name="P3">2</text:p>
          </draw:text-box>
        </draw:frame>
        <draw:frame draw:style-name="gr3" draw:text-style-name="P3" draw:layer="layout" svg:width="0.934cm" svg:height="1.119cm" svg:x="14.066cm" svg:y="17.082cm">
          <draw:text-box>
            <text:p text:style-name="P3">3</text:p>
          </draw:text-box>
        </draw:frame>
        <draw:frame draw:style-name="gr3" draw:text-style-name="P4" draw:layer="layout" svg:width="4.126cm" svg:height="1.119cm" svg:x="9cm" svg:y="6.4cm">
          <draw:text-box>
            <text:p text:style-name="P4">Isothermal</text:p>
          </draw:text-box>
        </draw:frame>
        <draw:frame draw:style-name="gr3" draw:text-style-name="P4" draw:layer="layout" svg:width="4.126cm" svg:height="1.119cm" svg:x="6.2cm" svg:y="15.101cm">
          <draw:text-box>
            <text:p text:style-name="P4">Isothermal</text:p>
          </draw:text-box>
        </draw:frame>
        <draw:frame draw:style-name="gr3" draw:text-style-name="P4" draw:layer="layout" svg:width="2.674cm" svg:height="1.241cm" svg:x="2.4cm" svg:y="6.272cm">
          <draw:text-box>
            <text:p text:style-name="P4">Q<text:span text:style-name="T2">41</text:span>=0</text:p>
          </draw:text-box>
        </draw:frame>
        <draw:frame draw:style-name="gr3" draw:text-style-name="P4" draw:layer="layout" svg:width="2.674cm" svg:height="1.241cm" svg:x="14.3cm" svg:y="13.773cm">
          <draw:text-box>
            <text:p text:style-name="P4">Q<text:span text:style-name="T2">23</text:span>=0</text:p>
          </draw:text-box>
        </draw:frame>
        <draw:frame draw:style-name="gr3" draw:text-style-name="P4" draw:layer="layout" svg:width="3.961cm" svg:height="1.241cm" svg:x="7.937cm" svg:y="1.4cm">
          <draw:text-box>
            <text:p text:style-name="P4">T<text:span text:style-name="T2">1</text:span>=T<text:span text:style-name="T2">2</text:span>=T<text:span text:style-name="T2">H</text:span></text:p>
          </draw:text-box>
        </draw:frame>
        <draw:frame draw:style-name="gr3" draw:text-style-name="P4" draw:layer="layout" svg:width="3.961cm" svg:height="1.241cm" svg:x="7.938cm" svg:y="2.601cm">
          <draw:text-box>
            <text:p text:style-name="P4">T<text:span text:style-name="T2">3</text:span>=T<text:span text:style-name="T2">4</text:span>=T<text:span text:style-name="T2">C</text:span></text:p>
          </draw:text-box>
        </draw:frame>
        <draw:custom-shape draw:style-name="gr7" draw:text-style-name="P1" draw:layer="layout" svg:width="5.4cm" svg:height="2.6cm" svg:x="7.4cm" svg:y="1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15cm" svg:height="0.915cm" svg:x="17.55cm" svg:y="8.18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5cm" svg:y1="9.1cm" svg:x2="17.55cm" svg:y2="3.696cm">
          <text:p/>
        </draw:line>
        <draw:line draw:style-name="gr9" draw:text-style-name="P1" draw:layer="layout" svg:x1="21.7cm" svg:y1="9.1cm" svg:x2="21.7cm" svg:y2="3.67cm">
          <text:p/>
        </draw:line>
        <draw:custom-shape draw:style-name="gr10" draw:text-style-name="P1" draw:layer="layout" svg:width="4.088cm" svg:height="0.514cm" svg:x="17.581cm" svg:y="7.67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67cm" svg:height="2.471cm" svg:x="19.411cm" svg:y="5.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4.15cm" svg:height="4.015cm" svg:x="22.7cm" svg:y="5.134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2.731cm" svg:y1="5.186cm" svg:x2="22.731cm" svg:y2="3.745cm">
          <text:p/>
        </draw:line>
        <draw:line draw:style-name="gr9" draw:text-style-name="P1" draw:layer="layout" svg:x1="26.85cm" svg:y1="5.16cm" svg:x2="26.85cm" svg:y2="3.719cm">
          <text:p/>
        </draw:line>
        <draw:custom-shape draw:style-name="gr10" draw:text-style-name="P1" draw:layer="layout" svg:width="4.088cm" svg:height="0.514cm" svg:x="22.731cm" svg:y="4.62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67cm" svg:height="2.471cm" svg:x="24.561cm" svg:y="2.149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5cm" svg:y1="9.1cm" svg:x2="21.7cm" svg:y2="9.1cm">
          <text:p/>
        </draw:line>
        <draw:custom-shape draw:style-name="gr12" draw:text-style-name="P1" draw:layer="layout" svg:width="4.15cm" svg:height="4.015cm" svg:x="17.55cm" svg:y="13.283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7.581cm" svg:y1="13.335cm" svg:x2="17.581cm" svg:y2="11.894cm">
          <text:p/>
        </draw:line>
        <draw:line draw:style-name="gr9" draw:text-style-name="P1" draw:layer="layout" svg:x1="21.7cm" svg:y1="13.309cm" svg:x2="21.7cm" svg:y2="11.868cm">
          <text:p/>
        </draw:line>
        <draw:custom-shape draw:style-name="gr10" draw:text-style-name="P1" draw:layer="layout" svg:width="4.088cm" svg:height="0.514cm" svg:x="17.581cm" svg:y="12.76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67cm" svg:height="2.471cm" svg:x="19.411cm" svg:y="10.29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15cm" svg:height="0.915cm" svg:x="22.7cm" svg:y="16.33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2.7cm" svg:y1="17.25cm" svg:x2="22.7cm" svg:y2="11.846cm">
          <text:p/>
        </draw:line>
        <draw:line draw:style-name="gr9" draw:text-style-name="P1" draw:layer="layout" svg:x1="26.85cm" svg:y1="17.25cm" svg:x2="26.85cm" svg:y2="11.82cm">
          <text:p/>
        </draw:line>
        <draw:custom-shape draw:style-name="gr10" draw:text-style-name="P1" draw:layer="layout" svg:width="4.088cm" svg:height="0.514cm" svg:x="22.731cm" svg:y="15.821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0.367cm" svg:height="2.471cm" svg:x="24.561cm" svg:y="13.25cm">
          <text:p/>
          <draw:enhanced-geometry svg:viewBox="0 0 21600 21600" draw:type="rectangle" draw:enhanced-path="M 0 0 L 21600 0 21600 21600 0 21600 0 0 Z N"/>
        </draw:custom-shape>
        <draw:line draw:style-name="gr9" draw:text-style-name="P1" draw:layer="layout" svg:x1="22.7cm" svg:y1="17.25cm" svg:x2="26.85cm" svg:y2="17.25cm">
          <text:p/>
        </draw:line>
        <draw:frame draw:style-name="gr13" draw:text-style-name="P5" draw:layer="layout" svg:width="4.126cm" svg:height="1.195cm" svg:x="22.724cm" svg:y="6.305cm">
          <draw:text-box>
            <text:p text:style-name="P5">Ideal Gas</text:p>
          </draw:text-box>
        </draw:frame>
        <draw:frame draw:style-name="gr3" draw:text-style-name="P3" draw:layer="layout" svg:width="0.934cm" svg:height="1.119cm" svg:x="19.2cm" svg:y="8.085cm">
          <draw:text-box>
            <text:p text:style-name="P3">1</text:p>
          </draw:text-box>
        </draw:frame>
        <draw:frame draw:style-name="gr3" draw:text-style-name="P3" draw:layer="layout" svg:width="0.934cm" svg:height="1.119cm" svg:x="19.2cm" svg:y="16.286cm">
          <draw:text-box>
            <text:p text:style-name="P3">3</text:p>
          </draw:text-box>
        </draw:frame>
        <draw:frame draw:style-name="gr3" draw:text-style-name="P3" draw:layer="layout" svg:width="0.934cm" svg:height="1.119cm" svg:x="24.4cm" svg:y="16.287cm">
          <draw:text-box>
            <text:p text:style-name="P3">4</text:p>
          </draw:text-box>
        </draw:frame>
        <draw:frame draw:style-name="gr3" draw:text-style-name="P3" draw:layer="layout" svg:width="0.934cm" svg:height="1.119cm" svg:x="24.4cm" svg:y="8.086cm">
          <draw:text-box>
            <text:p text:style-name="P3">2</text:p>
          </draw:text-box>
        </draw:frame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hatch draw:name="Black_20_45_20_Degrees" draw:display-name="Black 45 Degrees" draw:style="single" draw:color="#000000" draw:distance="0.102cm" draw:rotation="450"/>
    <draw:marker draw:name="Arrow" svg:viewBox="0 0 20 30" svg:d="m10 0-10 30h20z"/>
    <draw:marker draw:name="Arrowheads_20_1" draw:display-name="Arrowheads 1" svg:viewBox="0 0 1321 3493" svg:d="m1321 3493h-1321l702-3493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eff Gomes</meta:initial-creator>
    <meta:creation-date>2014-09-19T17:08:51</meta:creation-date>
    <dc:date>2014-09-19T17:40:15</dc:date>
    <dc:creator>Jeff Gomes</dc:creator>
    <meta:editing-duration>PT53S</meta:editing-duration>
    <meta:editing-cycles>1</meta:editing-cycles>
    <meta:document-statistic meta:object-count="71"/>
    <meta:generator>LibreOffice/3.5$Linux_X86_64 LibreOffice_project/350m1$Build-2</meta:generator>
  </office:meta>
</office:document-meta>
</file>